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10.043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3.43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727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27cm" fo:min-width="1.568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27cm" fo:min-width="1.628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2.7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574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639cm" fo:min-width="1.0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5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5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742cm" fo:min-width="2.408cm"/>
    </style:style>
    <style:style style:name="P1" style:family="paragraph">
      <loext:graphic-properties draw:fill="none" draw:fill-color="#ffffff"/>
      <style:text-properties fo:font-size="32pt" style:text-underline-style="solid" style:text-underline-width="auto" style:text-underline-color="font-color" style:font-size-asian="32pt" style:font-size-complex="32pt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T1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" style:family="text">
      <style:text-properties fo:font-size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43cm" svg:height="1.517cm" svg:x="8.999cm" svg:y="1.9cm">
          <draw:text-box>
            <text:p><text:span text:style-name="T1">S</text:span><text:span text:style-name="T1">ys</text:span><text:span text:style-name="T1">te</text:span><text:span text:style-name="T1">m </text:span><text:span text:style-name="T1">Ar</text:span><text:span text:style-name="T1">ch</text:span><text:span text:style-name="T1">ite</text:span><text:span text:style-name="T1">ct</text:span><text:span text:style-name="T1">ur</text:span><text:span text:style-name="T1">e</text:span></text:p>
          </draw:text-box>
        </draw:frame>
        <draw:custom-shape draw:style-name="gr2" draw:text-style-name="P2" xml:id="id9" draw:id="id9" draw:layer="layout" svg:width="3.937cm" svg:height="1.905cm" svg:x="15.674cm" svg:y="5.1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4.227cm" svg:height="1.047cm" svg:x="15.637cm" svg:y="5.921cm">
          <draw:text-box>
            <text:p text:style-name="P3"><text:span text:style-name="T2">Trips </text:span><text:span text:style-name="T2">Locato</text:span><text:span text:style-name="T2">r App</text:span></text:p>
          </draw:text-box>
        </draw:frame>
        <draw:frame draw:style-name="gr4" draw:text-style-name="P5" draw:layer="layout" svg:width="2.068cm" svg:height="0.645cm" svg:x="15.701cm" svg:y="5.145cm">
          <draw:text-box>
            <text:p><text:span text:style-name="T3">Process </text:span><text:span text:style-name="T3">1</text:span></text:p>
          </draw:text-box>
        </draw:frame>
        <draw:custom-shape draw:style-name="gr2" draw:text-style-name="P2" xml:id="id10" draw:id="id10" draw:layer="layout" svg:width="3.937cm" svg:height="1.905cm" svg:x="15.674cm" svg:y="7.40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2.068cm" svg:height="0.645cm" svg:x="15.701cm" svg:y="7.431cm">
          <draw:text-box>
            <text:p><text:span text:style-name="T3">Process </text:span><text:span text:style-name="T3">2</text:span></text:p>
          </draw:text-box>
        </draw:frame>
        <draw:custom-shape draw:style-name="gr2" draw:text-style-name="P2" xml:id="id11" draw:id="id11" draw:layer="layout" svg:width="3.937cm" svg:height="1.905cm" svg:x="15.674cm" svg:y="9.56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2.068cm" svg:height="0.645cm" svg:x="15.701cm" svg:y="9.59cm">
          <draw:text-box>
            <text:p><text:span text:style-name="T3">Process </text:span><text:span text:style-name="T3">3</text:span></text:p>
          </draw:text-box>
        </draw:frame>
        <draw:custom-shape draw:style-name="gr2" draw:text-style-name="P2" xml:id="id12" draw:id="id12" draw:layer="layout" svg:width="3.937cm" svg:height="1.905cm" svg:x="15.674cm" svg:y="11.59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2.068cm" svg:height="0.645cm" svg:x="15.701cm" svg:y="11.622cm">
          <draw:text-box>
            <text:p><text:span text:style-name="T3">Process </text:span><text:span text:style-name="T3">4</text:span></text:p>
          </draw:text-box>
        </draw:frame>
        <draw:custom-shape draw:style-name="gr2" draw:text-style-name="P2" xml:id="id13" draw:id="id13" draw:layer="layout" svg:width="3.937cm" svg:height="1.905cm" svg:x="15.674cm" svg:y="14.89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5" draw:layer="layout" svg:width="2.128cm" svg:height="0.645cm" svg:x="15.701cm" svg:y="14.924cm">
          <draw:text-box>
            <text:p><text:span text:style-name="T3">Process </text:span><text:span text:style-name="T3">N</text:span></text:p>
          </draw:text-box>
        </draw:frame>
        <draw:custom-shape draw:style-name="gr6" draw:text-style-name="P2" xml:id="id2" draw:id="id2" draw:layer="layout" svg:width="3.201cm" svg:height="1.905cm" svg:x="8.189cm" svg:y="9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4" draw:layer="layout" svg:width="3.074cm" svg:height="1.047cm" svg:x="8.189cm" svg:y="10.655cm">
          <draw:text-box>
            <text:p text:style-name="P3"><text:span text:style-name="T2">Master</text:span></text:p>
          </draw:text-box>
        </draw:frame>
        <draw:frame draw:style-name="gr4" draw:text-style-name="P5" draw:layer="layout" svg:width="2.068cm" svg:height="0.645cm" svg:x="8.216cm" svg:y="9.901cm">
          <draw:text-box>
            <text:p><text:span text:style-name="T3">Process 0</text:span></text:p>
          </draw:text-box>
        </draw:frame>
        <draw:custom-shape draw:style-name="gr8" draw:text-style-name="P6" xml:id="id1" draw:id="id1" draw:layer="layout" svg:width="1.524cm" svg:height="0.889cm" svg:x="3.135cm" svg:y="6.226cm">
          <text:p text:style-name="P3"><text:span text:style-name="T3">Client 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3" draw:id="id3" draw:layer="layout" svg:width="1.524cm" svg:height="0.889cm" svg:x="3.135cm" svg:y="7.369cm">
          <text:p text:style-name="P3"><text:span text:style-name="T3">Client 2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5" draw:id="id5" draw:layer="layout" svg:width="1.524cm" svg:height="0.889cm" svg:x="3.135cm" svg:y="8.639cm">
          <text:p text:style-name="P3"><text:span text:style-name="T3">Client 3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4" draw:id="id4" draw:layer="layout" svg:width="1.524cm" svg:height="0.889cm" svg:x="3.135cm" svg:y="9.909cm">
          <text:p text:style-name="P3"><text:span text:style-name="T3">Client 4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6" draw:id="id6" draw:layer="layout" svg:width="1.524cm" svg:height="0.889cm" svg:x="3.135cm" svg:y="11.179cm">
          <text:p text:style-name="P3"><text:span text:style-name="T3">Client 5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7" draw:id="id7" draw:layer="layout" svg:width="1.524cm" svg:height="0.889cm" svg:x="3.135cm" svg:y="12.449cm">
          <text:p text:style-name="P3"><text:span text:style-name="T3">Client 6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8" draw:id="id8" draw:layer="layout" svg:width="1.524cm" svg:height="0.889cm" svg:x="3.135cm" svg:y="14.348cm">
          <text:p text:style-name="P3"><text:span text:style-name="T3">Client M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.035cm" svg:height="0.962cm" svg:x="3.389cm" svg:y="13.219cm">
          <draw:text-box>
            <text:p>...</text:p>
          </draw:text-box>
        </draw:frame>
        <draw:frame draw:style-name="gr9" draw:text-style-name="P7" draw:layer="layout" svg:width="1.035cm" svg:height="0.962cm" svg:x="17.078cm" svg:y="13.836cm">
          <draw:text-box>
            <text:p>...</text:p>
          </draw:text-box>
        </draw:frame>
        <draw:frame draw:style-name="gr3" draw:text-style-name="P4" draw:layer="layout" svg:width="4.227cm" svg:height="1.047cm" svg:x="15.773cm" svg:y="8.334cm">
          <draw:text-box>
            <text:p text:style-name="P3"><text:span text:style-name="T2">Trips </text:span><text:span text:style-name="T2">Locator </text:span><text:span text:style-name="T2">App</text:span></text:p>
          </draw:text-box>
        </draw:frame>
        <draw:frame draw:style-name="gr3" draw:text-style-name="P4" draw:layer="layout" svg:width="4.227cm" svg:height="1.047cm" svg:x="15.773cm" svg:y="10.462cm">
          <draw:text-box>
            <text:p text:style-name="P3"><text:span text:style-name="T2">Trips </text:span><text:span text:style-name="T2">Locator </text:span><text:span text:style-name="T2">App</text:span></text:p>
          </draw:text-box>
        </draw:frame>
        <draw:frame draw:style-name="gr3" draw:text-style-name="P4" draw:layer="layout" svg:width="4.227cm" svg:height="1.047cm" svg:x="15.773cm" svg:y="12.494cm">
          <draw:text-box>
            <text:p text:style-name="P3"><text:span text:style-name="T2">Trips Locator App</text:span></text:p>
          </draw:text-box>
        </draw:frame>
        <draw:frame draw:style-name="gr3" draw:text-style-name="P4" draw:layer="layout" svg:width="4.227cm" svg:height="1.047cm" svg:x="15.737cm" svg:y="15.796cm">
          <draw:text-box>
            <text:p text:style-name="P3"><text:span text:style-name="T2">Trips Locator App</text:span></text:p>
          </draw:text-box>
        </draw:frame>
        <draw:frame draw:style-name="gr10" draw:text-style-name="P8" draw:layer="layout" svg:width="3.048cm" svg:height="1.827cm" svg:x="2.5cm" svg:y="15.745cm">
          <draw:text-box>
            <text:p text:style-name="P3"><text:span text:style-name="T3">The M clients that is making requests to the microservice</text:span></text:p>
          </draw:text-box>
        </draw:frame>
        <draw:connector draw:style-name="gr11" draw:text-style-name="P9" draw:layer="layout" draw:type="line" svg:x1="4.659cm" svg:y1="6.67cm" svg:x2="8.189cm" svg:y2="10.827cm" draw:start-shape="id1" draw:start-glue-point="1" draw:end-shape="id2" draw:end-glue-point="5" svg:d="M4659 6670l3530 4157" svg:viewBox="0 0 3531 4158">
          <text:p/>
        </draw:connector>
        <draw:connector draw:style-name="gr11" draw:text-style-name="P9" draw:layer="layout" draw:type="line" svg:x1="4.659cm" svg:y1="7.813cm" svg:x2="8.189cm" svg:y2="10.827cm" draw:start-shape="id3" draw:start-glue-point="1" draw:end-shape="id2" draw:end-glue-point="5" svg:d="M4659 7813l3530 3014" svg:viewBox="0 0 3531 3015">
          <text:p/>
        </draw:connector>
        <draw:connector draw:style-name="gr11" draw:text-style-name="P9" draw:layer="layout" draw:type="line" svg:x1="4.659cm" svg:y1="10.353cm" svg:x2="8.189cm" svg:y2="10.827cm" draw:start-shape="id4" draw:start-glue-point="1" draw:end-shape="id2" draw:end-glue-point="5" svg:d="M4659 10353l3530 474" svg:viewBox="0 0 3531 475">
          <text:p/>
        </draw:connector>
        <draw:connector draw:style-name="gr11" draw:text-style-name="P9" draw:layer="layout" draw:type="line" svg:x1="4.659cm" svg:y1="9.083cm" svg:x2="8.189cm" svg:y2="10.827cm" draw:start-shape="id5" draw:start-glue-point="1" draw:end-shape="id2" draw:end-glue-point="5" svg:d="M4659 9083l3530 1744" svg:viewBox="0 0 3531 1745">
          <text:p/>
        </draw:connector>
        <draw:connector draw:style-name="gr11" draw:text-style-name="P9" draw:layer="layout" draw:type="line" svg:x1="4.659cm" svg:y1="11.623cm" svg:x2="8.189cm" svg:y2="10.827cm" draw:start-shape="id6" draw:start-glue-point="1" draw:end-shape="id2" draw:end-glue-point="5" svg:d="M4659 11623l3530-796" svg:viewBox="0 0 3531 797">
          <text:p/>
        </draw:connector>
        <draw:connector draw:style-name="gr11" draw:text-style-name="P9" draw:layer="layout" draw:type="line" svg:x1="4.659cm" svg:y1="12.893cm" svg:x2="8.189cm" svg:y2="10.827cm" draw:start-shape="id7" draw:start-glue-point="1" draw:end-shape="id2" draw:end-glue-point="5" svg:d="M4659 12893l3530-2066" svg:viewBox="0 0 3531 2067">
          <text:p/>
        </draw:connector>
        <draw:connector draw:style-name="gr11" draw:text-style-name="P9" draw:layer="layout" draw:type="line" svg:x1="4.659cm" svg:y1="14.792cm" svg:x2="8.189cm" svg:y2="10.827cm" draw:start-shape="id8" draw:start-glue-point="1" draw:end-shape="id2" draw:end-glue-point="5" svg:d="M4659 14792l3530-3965" svg:viewBox="0 0 3531 3966">
          <text:p/>
        </draw:connector>
        <draw:connector draw:style-name="gr11" draw:text-style-name="P9" draw:layer="layout" draw:type="line" svg:x1="11.39cm" svg:y1="10.827cm" svg:x2="15.674cm" svg:y2="6.071cm" draw:start-shape="id2" draw:start-glue-point="7" draw:end-shape="id9" draw:end-glue-point="5" svg:d="M11390 10827l4284-4756" svg:viewBox="0 0 4285 4757">
          <text:p/>
        </draw:connector>
        <draw:connector draw:style-name="gr11" draw:text-style-name="P9" draw:layer="layout" draw:type="line" svg:x1="11.39cm" svg:y1="10.827cm" svg:x2="15.674cm" svg:y2="8.357cm" draw:start-shape="id2" draw:start-glue-point="7" draw:end-shape="id10" draw:end-glue-point="5" svg:d="M11390 10827l4284-2470" svg:viewBox="0 0 4285 2471">
          <text:p/>
        </draw:connector>
        <draw:connector draw:style-name="gr11" draw:text-style-name="P9" draw:layer="layout" draw:type="line" svg:x1="11.39cm" svg:y1="10.827cm" svg:x2="15.674cm" svg:y2="10.516cm" draw:start-shape="id2" draw:start-glue-point="7" draw:end-shape="id11" draw:end-glue-point="5" svg:d="M11390 10827l4284-311" svg:viewBox="0 0 4285 312">
          <text:p/>
        </draw:connector>
        <draw:connector draw:style-name="gr11" draw:text-style-name="P9" draw:layer="layout" draw:type="line" svg:x1="11.39cm" svg:y1="10.827cm" svg:x2="15.674cm" svg:y2="12.548cm" draw:start-shape="id2" draw:start-glue-point="7" draw:end-shape="id12" draw:end-glue-point="5" svg:d="M11390 10827l4284 1721" svg:viewBox="0 0 4285 1722">
          <text:p/>
        </draw:connector>
        <draw:connector draw:style-name="gr11" draw:text-style-name="P9" draw:layer="layout" draw:type="line" svg:x1="11.39cm" svg:y1="10.827cm" svg:x2="15.674cm" svg:y2="15.85cm" draw:start-shape="id2" draw:start-glue-point="7" draw:end-shape="id13" draw:end-glue-point="5" svg:d="M11390 10827l4284 5023" svg:viewBox="0 0 4285 5024">
          <text:p/>
        </draw:connector>
        <draw:custom-shape draw:style-name="gr12" draw:text-style-name="P10" xml:id="id14" draw:id="id14" draw:layer="layout" svg:width="2.907cm" svg:height="3.186cm" svg:x="22.961cm" svg:y="9.263cm">
          <text:p text:style-name="P3"><text:span text:style-name="T4">Mongo DB</text:span><text:span text:style-name="T4"><text:line-break/></text:span><text:span text:style-name="T4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1" draw:text-style-name="P9" draw:layer="layout" draw:type="line" svg:x1="19.611cm" svg:y1="6.071cm" svg:x2="22.961cm" svg:y2="10.856cm" draw:start-shape="id9" draw:start-glue-point="7" draw:end-shape="id14" draw:end-glue-point="6" svg:d="M19611 6071l3350 4785" svg:viewBox="0 0 3351 4786">
          <text:p/>
        </draw:connector>
        <draw:connector draw:style-name="gr11" draw:text-style-name="P9" draw:layer="layout" draw:type="line" svg:x1="19.611cm" svg:y1="8.357cm" svg:x2="22.961cm" svg:y2="10.856cm" draw:start-shape="id10" draw:start-glue-point="7" draw:end-shape="id14" draw:end-glue-point="6" svg:d="M19611 8357l3350 2499" svg:viewBox="0 0 3351 2500">
          <text:p/>
        </draw:connector>
        <draw:connector draw:style-name="gr11" draw:text-style-name="P9" draw:layer="layout" draw:type="line" svg:x1="19.611cm" svg:y1="10.515cm" svg:x2="22.961cm" svg:y2="10.856cm" draw:start-shape="id11" draw:end-shape="id14" draw:end-glue-point="6" svg:d="M19611 10515l3350 341" svg:viewBox="0 0 3351 342">
          <text:p/>
        </draw:connector>
        <draw:connector draw:style-name="gr11" draw:text-style-name="P9" draw:layer="layout" draw:type="line" svg:x1="19.611cm" svg:y1="12.547cm" svg:x2="22.961cm" svg:y2="10.856cm" draw:start-shape="id12" draw:end-shape="id14" draw:end-glue-point="6" svg:d="M19611 12547l3350-1691" svg:viewBox="0 0 3351 1692">
          <text:p/>
        </draw:connector>
        <draw:connector draw:style-name="gr11" draw:text-style-name="P9" draw:layer="layout" draw:type="line" svg:x1="19.611cm" svg:y1="15.849cm" svg:x2="22.961cm" svg:y2="10.856cm" draw:start-shape="id13" draw:end-shape="id14" draw:end-glue-point="6" svg:d="M19611 15849l3350-4993" svg:viewBox="0 0 3351 4994">
          <text:p/>
        </draw:connector>
        <draw:frame draw:style-name="gr10" draw:text-style-name="P8" draw:layer="layout" svg:width="3.048cm" svg:height="2.221cm" svg:x="8.366cm" svg:y="11.987cm">
          <draw:text-box>
            <text:p text:style-name="P3"><text:span text:style-name="T3">The master process distributes the requests on N processes</text:span></text:p>
          </draw:text-box>
        </draw:frame>
        <draw:frame draw:style-name="gr10" draw:text-style-name="P8" draw:layer="layout" svg:width="3.048cm" svg:height="1.555cm" svg:x="16.113cm" svg:y="16.94cm">
          <draw:text-box>
            <text:p text:style-name="P3"><text:span text:style-name="T3">Each process runs a copy of the ap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5T11:30:05.551910738</meta:creation-date>
    <dc:date>2019-02-06T21:04:24.006148636</dc:date>
    <meta:editing-duration>PT1H17M19S</meta:editing-duration>
    <meta:editing-cycles>35</meta:editing-cycles>
    <meta:generator>LibreOffice/6.0.7.3$Linux_X86_64 LibreOffice_project/dc89aa7a9eabfd848af146d5086077aeed2ae4a5</meta:generator>
    <meta:document-statistic meta:object-count="49"/>
  </office:meta>
</office:document-meta>
</file>